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80000001C5FE71C658.jpg"/>
  <manifest:file-entry manifest:media-type="image/gif" manifest:full-path="Pictures/10000000000000C8000000C881CE8EF3.gif"/>
  <manifest:file-entry manifest:media-type="image/jpeg" manifest:full-path="Pictures/10000000000000C800000096617F3A1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/>
    <style:font-face style:name="Lohit Hindi2" svg:font-family="'Lohit Hindi'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er">
      <style:paragraph-properties fo:line-height="150%">
        <style:tab-stops>
          <style:tab-stop style:position="9.869cm"/>
        </style:tab-stops>
      </style:paragraph-properties>
      <style:text-properties fo:color="#000000" style:font-name="Arial" fo:font-size="14pt" style:font-size-asian="14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8pt" style:font-size-asian="8pt" style:font-name-complex="Ari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Haettenschweiler" fo:font-size="36pt" fo:letter-spacing="0.459cm" style:font-size-asian="36pt" style:font-name-complex="Arial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Arial" style:font-name-complex="Arial"/>
    </style:style>
    <style:style style:name="P9" style:family="paragraph" style:parent-style-name="Text_20_body" style:master-page-name="Standard">
      <style:paragraph-properties fo:text-align="justify" style:justify-single-word="false" style:page-number="auto" fo:break-before="page"/>
    </style:style>
    <style:style style:name="P10" style:family="paragraph" style:parent-style-name="Heading_20_1">
      <style:paragraph-properties fo:line-height="150%" fo:text-align="end" style:justify-single-word="false"/>
      <style:text-properties fo:color="#000000"/>
    </style:style>
    <style:style style:name="P11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-complex="Arial"/>
    </style:style>
    <style:style style:name="T3" style:family="text">
      <style:text-properties fo:color="#000000" fo:font-style="italic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fo:color="#000000" fo:font-weight="bold" style:font-weight-asian="bold" style:font-name-complex="Arial" style:font-weight-complex="bold"/>
    </style:style>
    <style:style style:name="T6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7" style:family="text">
      <style:text-properties fo:color="#000000" fo:font-weight="normal" style:font-weight-asian="normal" style:font-name-complex="Arial" style:font-weight-complex="normal"/>
    </style:style>
    <style:style style:name="T8" style:family="text">
      <style:text-properties fo:color="#0d0d0d" fo:font-style="normal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ERTIFICADOS">
        <text:p text:style-name="P9"/>
        <text:p text:style-name="P5"/>
        <text:p text:style-name="P7">CERTIFICADO</text:p>
        <text:p text:style-name="P8"/>
        <text:p text:style-name="P6"><text:span text:style-name="T2">Certificamos que </text:span><text:span text:style-name="T8">[PALESTRANTE]</text:span><text:span text:style-name="T4"> ministrou a palestra </text:span><text:span text:style-name="T3">“[PALESTRA]</text:span><text:span text:style-name="T5">” no II FESTIVAL DA BOA VIZINHANÇA</text:span><text:span text:style-name="T2">, promovida pelos moradores, </text:span><text:span text:style-name="T7">realizada</text:span><text:span text:style-name="T5"> </text:span><text:span text:style-name="T7">na</text:span><text:span text:style-name="T5"> Vila do Chaves</text:span><text:span text:style-name="T2">, <text:s/>dia [DIA] de fevereiro d</text:span><text:span text:style-name="T1">e 2012.</text:span></text:p>
        <text:p text:style-name="P2"/>
        <text:p text:style-name="P2"/>
        <text:h text:style-name="P10" text:outline-level="1">Cidade do México, 04 de março de 2012.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/>
    <style:font-face style:name="Lohit Hindi2" svg:font-family="'Lohit Hindi'"/>
    <style:font-face style:name="DejaVu Sans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Bitstream Charter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4pt" style:font-size-asian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end" style:justify-single-word="false" fo:keep-with-next="always"/>
      <style:text-properties style:font-name="Arial" fo:font-size="14pt" style:font-size-asian="14pt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Absatz-Standardschriftart" style:family="text"/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3.7cm" table:align="margins" style:writing-mode="lr-tb"/>
    </style:style>
    <style:style style:name="Tabela1.A" style:family="table-column">
      <style:table-column-properties style:column-width="7.9cm" style:rel-column-width="21845*"/>
    </style:style>
    <style:style style:name="Tabela1.A1" style:family="table-cell">
      <style:table-cell-properties style:vertical-align="bottom" fo:padding="0.097cm" fo:border="none"/>
    </style:style>
    <style:style style:name="Tabela3" style:family="table">
      <style:table-properties style:width="23.7cm" table:align="margins" style:writing-mode="lr-tb"/>
    </style:style>
    <style:style style:name="Tabela3.A" style:family="table-column">
      <style:table-column-properties style:column-width="8.999cm" style:rel-column-width="24885*"/>
    </style:style>
    <style:style style:name="Tabela3.B" style:family="table-column">
      <style:table-column-properties style:column-width="5.701cm" style:rel-column-width="15764*"/>
    </style:style>
    <style:style style:name="Tabela3.C" style:family="table-column">
      <style:table-column-properties style:column-width="8.999cm" style:rel-column-width="24886*"/>
    </style:style>
    <style:style style:name="Tabela3.A1" style:family="table-cell">
      <style:table-cell-properties fo:padding="0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weight="normal" style:font-weight-asian="normal" style:font-weight-complex="normal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9.7cm" fo:page-height="21.001cm" style:num-format="1" style:print-orientation="landscape" fo:margin-top="2cm" fo:margin-bottom="2cm" fo:margin-left="3cm" fo:margin-right="3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Table_20_Contents"><draw:frame draw:style-name="Mfr1" draw:name="figura1" text:anchor-type="as-char" svg:width="3.695cm" svg:height="2.771cm" draw:z-index="0"><draw:image xlink:href="Pictures/10000000000000C800000096617F3A19.jpg" xlink:type="simple" xlink:show="embed" xlink:actuate="onLoad"/></draw:frame></text:p>
            </table:table-cell>
            <table:table-cell table:style-name="Tabela1.A1" office:value-type="string">
              <text:p text:style-name="MP1"><draw:frame draw:style-name="Mfr1" draw:name="figura2" text:anchor-type="as-char" svg:width="2.715cm" svg:height="2.715cm" draw:z-index="1"><draw:image xlink:href="Pictures/10000000000000C8000000C881CE8EF3.gif" xlink:type="simple" xlink:show="embed" xlink:actuate="onLoad"/></draw:frame></text:p>
            </table:table-cell>
            <table:table-cell table:style-name="Tabela1.A1" office:value-type="string">
              <text:p text:style-name="MP2"><draw:frame draw:style-name="Mfr1" draw:name="figura3" text:anchor-type="as-char" svg:width="3.911cm" svg:height="2.769cm" draw:z-index="2"><draw:image xlink:href="Pictures/1000000000000280000001C5FE71C658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Sr. Madruga</text:p>
              <text:p text:style-name="MP3">Presidente da Comissão Organizadora</text:p>
            </table:table-cell>
            <table:table-cell table:style-name="Tabela3.A1" office:value-type="string">
              <text:p text:style-name="Table_20_Contents"/>
            </table:table-cell>
            <table:table-cell table:style-name="Tabela3.A1" office:value-type="string">
              <text:p text:style-name="MP3">Sr. Barriga e Pesado</text:p>
              <text:p text:style-name="MP4">Pró-Reitor de Graduação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mos que ____________(Nome do estagiário)____________________ concluiu o estágio curricular do Curso de ______________</dc:title>
    <meta:initial-creator>prograd</meta:initial-creator>
    <meta:creation-date>2010-12-08T12:21:00</meta:creation-date>
    <dc:date>2012-02-04T14:06:24</dc:date>
    <meta:print-date>2011-05-07T16:21:01</meta:print-date>
    <meta:editing-cycles>21</meta:editing-cycles>
    <meta:editing-duration>PT4H24M41S</meta:editing-duration>
    <meta:generator>LibreOffice/3.4$Linux LibreOffice_project/340m1$Build-402</meta:generator>
    <dc:creator>Hugo </dc:creator>
    <meta:document-statistic meta:table-count="2" meta:image-count="3" meta:object-count="0" meta:page-count="1" meta:paragraph-count="10" meta:word-count="49" meta:character-count="328" meta:non-whitespace-character-count="282"/>
    <meta:user-defined meta:name="Informações 1"/>
    <meta:user-defined meta:name="Informações 2"/>
    <meta:user-defined meta:name="Informações 3"/>
    <meta:user-defined meta:name="Informações 4"/>
  </office:meta>
</office:document-meta>
</file>